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y 1: 19 December 2018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><text:span text:style-name="T1">Introduction to HPC</text:span></text:p>
            <text:p/>
            <text:list text:style-name="L3">
              <text:list-item>
                <text:p text:style-name="P1">Parallel programming</text:p>
              </text:list-item>
              <text:list-item>
                <text:p text:style-name="P1">Applications of HPC : Weather forecasting,Biotechnology,Rubber Tyres</text:p>
              </text:list-item>
              <text:list-item>
                <text:p text:style-name="P1">Moore's Law </text:p>
              </text:list-item>
            </text:list>
            <text:list text:style-name="L4">
              <text:list-item>
                <text:p text:style-name="P1">Linux Basics</text:p>
              </text:list-item>
              <text:list-item>
                <text:p text:style-name="P1">Difference between Linux and windows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5.569cm" svg:x="1.4cm" svg:y="1.524cm" presentation:class="outline" presentation:user-transformed="true">
          <draw:text-box>
            <text:list text:style-name="L5">
              <text:list-item>
                <text:p><text:span text:style-name="T2">MAC Address – Media Access Control Address</text:span></text:p>
                <text:p>-MAC address is defined at the physical layer of the OSI model.</text:p>
                <text:p>-It is given at the hardware level which is fixed for a given device.</text:p>
                <text:p>- It helps the router to uniquely identify each device that has been connected to it.</text:p>
                <text:p>-It is static in nature i.e. fixed for a particular device</text:p>
              </text:list-item>
              <text:list-item>
                <text:p><text:span text:style-name="T2">IP Address :</text:span></text:p>
                <text:p><text:span text:style-name="T3">-It is given in the <text:s/></text:span></text:p>
                <text:p><text:span text:style-name="T3">-dynamic in natur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y 2: 20 December 201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Basics of Networking</text:p>
              </text:list-item>
              <text:list-item>
                <text:p>7 layers of OSI model (Open Systems Interface) </text:p>
              </text:list-item>
              <text:list-item>
                <text:p>Linux Commands</text:p>
              </text:list-item>
              <text:list-item>
                <text:p>Types of Linux</text:p>
              </text:list-item>
              <text:list-item>
                <text:p>Light weight directory access control(LDAP) </text:p>
              </text:list-item>
              <text:list-item>
                <text:p>Modes of vi – Input command and rec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5.823cm" svg:x="1.4cm" svg:y="1.27cm" presentation:class="outline" presentation:user-transformed="true">
          <draw:text-box>
            <text:list text:style-name="L5">
              <text:list-header>
                <text:p>Flavours of Linux</text:p>
              </text:list-header>
              <text:list-item>
                <text:p>Redhat : .rpm <text:s/>Distros: CentOS,<text:span text:style-name="T1">Redhat</text:span> Distribution Enterprise RHEL(Paid),Fedora</text:p>
              </text:list-item>
              <text:list-item>
                <text:p>Debian : .deb Distros: Ubuntu, Kali, Mint</text:p>
              </text:list-item>
              <text:list-item>
                <text:p>Daemon – httpd (http daemon/service is working)</text:p>
              </text:list-item>
              <text:list-item>
                <text:p>Ssh: Service used for multi user and remote working(data sent In encrypted form)</text:p>
              </text:list-item>
              <text:list-item>
                <text:p>Telnet- Used before ssh(data sent as plaint text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5.569cm" svg:x="1.4cm" svg:y="1.524cm" presentation:class="outline" presentation:user-transformed="true">
          <draw:text-box>
            <text:list text:style-name="L5">
              <text:list-item>
                <text:p>Hardware → Kernel → Shell → Commands</text:p>
              </text:list-item>
              <text:list-item>
                <text:p>Shell is a command Interpr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05:18:51.407597065</meta:creation-date>
    <dc:date>2018-12-19T10:20:48.879042665</dc:date>
    <meta:editing-duration>PT4H31M38S</meta:editing-duration>
    <meta:editing-cycles>22</meta:editing-cycles>
    <meta:generator>LibreOffice/5.0.6.2$Linux_X86_64 LibreOffice_project/00$Build-2</meta:generator>
    <meta:document-statistic meta:object-count="38"/>
  </office:meta>
</office:document-meta>
</file>